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0eb" officeooo:paragraph-rsid="0008e0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util.ArrayList;</text:p>
      <text:p text:style-name="P1">import java.util.Collections;</text:p>
      <text:p text:style-name="P1">public class GradeAnalyzer{</text:p>
      <text:p text:style-name="P1"><text:s text:c="2"/>public GradeAnalyzer(){</text:p>
      <text:p text:style-name="P1"><text:s text:c="4"/></text:p>
      <text:p text:style-name="P1"><text:s text:c="2"/>}</text:p>
      <text:p text:style-name="P1"><text:s text:c="2"/>public int getAverage(ArrayList&lt;Integer&gt; grades){</text:p>
      <text:p text:style-name="P1"><text:s text:c="4"/>if (grades.size() &lt; 1){</text:p>
      <text:p text:style-name="P1"><text:s text:c="7"/>System.out.println ("The ArrayList is empty"); <text:s/></text:p>
      <text:p text:style-name="P1"><text:s text:c="6"/>return 0;</text:p>
      <text:p text:style-name="P1"><text:s text:c="4"/>}else {</text:p>
      <text:p text:style-name="P1"><text:s text:c="6"/>int sum=0;</text:p>
      <text:p text:style-name="P1"><text:s text:c="6"/>for(int grade: grades){</text:p>
      <text:p text:style-name="P1"><text:s text:c="8"/>sum+=grade;</text:p>
      <text:p text:style-name="P1"><text:s text:c="6"/>}</text:p>
      <text:p text:style-name="P1"><text:s text:c="7"/>//return sum;</text:p>
      <text:p text:style-name="P1"><text:s text:c="6"/>int average =sum/grades.size();</text:p>
      <text:p text:style-name="P1"><text:s text:c="6"/>System.out.println("The average is:" + average);</text:p>
      <text:p text:style-name="P1"><text:s text:c="4"/>return average;</text:p>
      <text:p text:style-name="P1"><text:s text:c="4"/>}</text:p>
      <text:p text:style-name="P1"><text:s text:c="4"/></text:p>
      <text:p text:style-name="P1"><text:s text:c="5"/></text:p>
      <text:p text:style-name="P1"><text:s text:c="4"/>}</text:p>
      <text:p text:style-name="P1"><text:s/>public int getBiggest(ArrayList&lt;Integer&gt; values){</text:p>
      <text:p text:style-name="P1"><text:s text:c="4"/>/* int biggerValue=0;</text:p>
      <text:p text:style-name="P1"><text:s text:c="5"/>for (int i=0; i &lt; values.size(); i++){</text:p>
      <text:p text:style-name="P1"><text:s text:c="8"/>for (int k = i+1; k&lt;values.size();k++) {</text:p>
      <text:p text:style-name="P1"><text:s text:c="13"/>if (values.get(i)&gt;=values.get(k)){</text:p>
      <text:p text:style-name="P1"><text:s text:c="16"/>biggerValue = values.get(i);</text:p>
      <text:p text:style-name="P1"><text:s text:c="15"/></text:p>
      <text:p text:style-name="P1"><text:s text:c="13"/>} else{</text:p>
      <text:p text:style-name="P1"><text:s text:c="15"/>biggerValue = values.get(k); <text:s text:c="12"/></text:p>
      <text:p text:style-name="P1"><text:s text:c="13"/>}</text:p>
      <text:p text:style-name="P1"><text:s text:c="12"/></text:p>
      <text:p text:style-name="P1"><text:s text:c="8"/>}</text:p>
      <text:p text:style-name="P1"><text:s text:c="8"/>//return biggerValue;</text:p>
      <text:p text:style-name="P1"><text:s text:c="6"/>}*/</text:p>
      <text:p text:style-name="P1">//System.out.println("The biggest Value in the array list is:"+biggerValue);</text:p>
      <text:p text:style-name="P1">//return biggerValue; </text:p>
      <text:p text:style-name="P1">int minValue = Collections.min(values);</text:p>
      <text:p text:style-name="P1">int maxValue = Collections.max(values);</text:p>
      <text:p text:style-name="P1">System.out.println("The smallest value in the list is:"+ minValue);</text:p>
      <text:p text:style-name="P1">System.out.println("The biggest value in the list is:"+ maxValue);</text:p>
      <text:p text:style-name="P1">return 0;</text:p>
      <text:p text:style-name="P1"><text:s text:c="4"/>} </text:p>
      <text:p text:style-name="P1"><text:s text:c="4"/></text:p>
      <text:p text:style-name="P1"><text:s text:c="3"/>/* int average =sum/grades.size();</text:p>
      <text:p text:style-name="P1"><text:s text:c="4"/>System.out.println("The average is:" + average);</text:p>
      <text:p text:style-name="P1"><text:s text:c="4"/>return average;*/</text:p>
      <text:p text:style-name="P1"><text:s text:c="2"/></text:p>
      <text:p text:style-name="P1"><text:s text:c="2"/>public static void main(String [ ] args){</text:p>
      <text:p text:style-name="P1"><text:s text:c="4"/>ArrayList&lt;Integer&gt; myClassroom = new ArrayList();</text:p>
      <text:p text:style-name="P1"><text:soft-page-break/><text:s text:c="4"/>myClassroom.add(98);</text:p>
      <text:p text:style-name="P1"><text:s text:c="4"/>myClassroom.add(92);</text:p>
      <text:p text:style-name="P1"><text:s text:c="4"/>myClassroom.add(88);</text:p>
      <text:p text:style-name="P1"><text:s text:c="4"/>myClassroom.add(75);</text:p>
      <text:p text:style-name="P1"><text:s text:c="4"/>myClassroom.add(61);</text:p>
      <text:p text:style-name="P1"><text:s text:c="4"/>myClassroom.add(89);</text:p>
      <text:p text:style-name="P1"><text:s text:c="4"/>myClassroom.add(95);</text:p>
      <text:p text:style-name="P1"><text:s text:c="4"/>GradeAnalyzer myAnalyzer = new GradeAnalyzer();</text:p>
      <text:p text:style-name="P1"><text:s text:c="4"/>myAnalyzer.getAverage(myClassroom); </text:p>
      <text:p text:style-name="P1"><text:s text:c="4"/>myAnalyzer.getBiggest(myClassroom);</text:p>
      <text:p text:style-name="P1"><text:s text:c="3"/></text:p>
      <text:p text:style-name="P1"><text:s text:c="4"/></text:p>
      <text:p text:style-name="P1"><text:s text:c="4"/>//GradeAnalyzer myBiggestGrade = new GradeAnalyzer ();</text:p>
      <text:p text:style-name="P1"><text:s text:c="4"/>//myBiggestGrade.getBiggest(myClassroom);</text:p>
      <text:p text:style-name="P1"><text:s text:c="4"/>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6:01:47.376960713</meta:creation-date>
    <dc:date>2016-05-06T16:02:22.256096220</dc:date>
    <meta:editing-duration>P0D</meta:editing-duration>
    <meta:editing-cycles>1</meta:editing-cycles>
    <meta:document-statistic meta:table-count="0" meta:image-count="0" meta:object-count="0" meta:page-count="2" meta:paragraph-count="69" meta:word-count="167" meta:character-count="1867" meta:non-whitespace-character-count="1419"/>
    <meta:generator>LibreOffice/4.2.8.2$Linux_X86_64 LibreOffice_project/420m0$Build-2</meta:generator>
  </office:meta>
</office:document-meta>
</file>